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5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8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9" style:family="paragraph" style:parent-style-name="Standard"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6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7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  <style:style style:name="T36" style:family="text">
      <style:text-properties officeooo:rsid="0042b2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164813350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1648133508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164813350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164813350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164813350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1648133508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164813350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1648133508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164813350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9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9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9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6">6 </text:span>REQ #1 </text:p>
          </table:table-cell>
        </table:table-row>
        <table:table-row table:style-name="Table1.1">
          <table:table-cell table:style-name="Table1.A2" office:value-type="string">
            <text:p text:style-name="P29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Re<text:span text:style-name="T14">zultati</text:span>:</text:p>
          </table:table-cell>
          <table:table-cell table:style-name="Table1.B6" office:value-type="string">
            <text:p text:style-name="Standard"><field:fieldmark text:name="__Fieldmark__194_1648133508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2_164813350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9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7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podešavanje</text:span>:</text:p>
          </table:table-cell>
          <table:table-cell table:style-name="Table1.B10" table:number-columns-spanned="3" office:value-type="string">
            <text:p text:style-name="P28">- Obezbediti funkcionalnost test baze podataka</text:p>
            <text:p text:style-name="P28">- Pozicionirati se u root direktorijum projekta koristeći terminal</text:p>
            <text:p text:style-name="P28">- <text:span text:style-name="T24">Pokrenuti aplikaciju koristeći komande "mvn" i "gulp"</text:span></text:p>
            <text:p text:style-name="P28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4">Specifikacija</text:p>
            <text:p text:style-name="P33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6</text:span>” <text:span text:style-name="T35">u trajanju 20.12.2016. - 24.03.2017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9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6, u polje “Zadaci” 25, za polje “IspitniRok” odabrati “z6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1">Očekivani reziltati testa</text:span>:</text:p>
          </table:table-cell>
          <table:table-cell table:style-name="Table1.B20" table:number-columns-spanned="3" office:value-type="string">
            <text:p text:style-name="P24">Uspešnim izvršavanjem testa (pass) se smatra situacija kada nakon pritiska na dugme “Save” pojavi poruka o grešci sa sadržajem <text:span text:style-name="T31">da administratorima nije dozvoljeno dodeljivanje više od 50% bodova na prijavama ispita koji se održavaju na zimu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2">Specifikacija izlaza</text:span>:</text:p>
          </table:table-cell>
          <table:table-cell table:style-name="Table1.B22" table:number-columns-spanned="3" office:value-type="string">
            <text:p text:style-name="P25">Nakon izvršavanja testa se nije pojavilo obaveštenje o nastaloj grešci. Test je pao. Konstatuje se bug u softveru.</text:p>
            <text:p text:style-name="P36"/>
          </table:table-cell>
          <table:covered-table-cell/>
          <table:covered-table-cell/>
        </table:table-row>
      </table:table>
      <text:p text:style-name="P2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9:10.468492437</dc:date>
    <meta:editing-cycles>39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75" meta:word-count="495" meta:character-count="3273" meta:non-whitespace-character-count="2784"/>
  </office:meta>
</office:document-meta>
</file>